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1C27FDD084A7FE1D35A.jpg" manifest:media-type="image/jpeg"/>
  <manifest:file-entry manifest:full-path="Pictures/100002010000019C000000720F55F4997F7163B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herit" svg:font-family="inherit" style:font-family-generic="roman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Ubuntu Mono" svg:font-family="'Ubuntu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Encabezado">
      <style:text-properties fo:color="#808080" style:font-name="Arial"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P5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line-height="150%"/>
      <style:text-properties style:font-name="Arial" fo:font-size="12pt" officeooo:rsid="0004234e" style:font-size-asian="12pt" style:font-name-complex="Arial" style:font-size-complex="12pt"/>
    </style:style>
    <style:style style:name="P9" style:family="paragraph" style:parent-style-name="Standard">
      <style:paragraph-properties fo:line-height="150%"/>
      <style:text-properties style:font-name="Arial" fo:font-size="12pt" officeooo:rsid="0004234e" officeooo:paragraph-rsid="0004234e" style:font-size-asian="12pt" style:font-name-complex="Arial" style:font-size-complex="12pt"/>
    </style:style>
    <style:style style:name="P10" style:family="paragraph" style:parent-style-name="Standard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Text_20_body">
      <style:paragraph-properties fo:margin-top="0cm" fo:margin-bottom="0.499cm" loext:contextual-spacing="false"/>
    </style:style>
    <style:style style:name="P14" style:family="paragraph" style:parent-style-name="Text_20_body">
      <style:paragraph-properties fo:margin-top="0cm" fo:margin-bottom="0.499cm" loext:contextual-spacing="false" fo:line-height="100%"/>
    </style:style>
    <style:style style:name="P15" style:family="paragraph" style:parent-style-name="Text_20_body">
      <style:paragraph-properties fo:margin-top="0cm" fo:margin-bottom="0.499cm" loext:contextual-spacing="false" fo:line-height="100%"/>
      <style:text-properties fo:color="#000000" style:font-size-complex="12pt"/>
    </style:style>
    <style:style style:name="P16" style:family="paragraph" style:parent-style-name="Normal">
      <loext:graphic-properties draw:fill="solid" draw:fill-color="#444654" draw:opacity="100%"/>
      <style:paragraph-properties fo:orphans="2" fo:widows="2" fo:hyphenation-ladder-count="no-limit" fo:background-color="#444654" fo:padding="0cm" fo:border="0.26pt solid #d9d9e3" style:shadow="non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1d5db" style:font-name="Segoe UI" fo:font-size="10.5pt" style:letter-kerning="false" style:font-name-asian="Times New Roman" style:font-size-asian="10.5pt" style:font-name-complex="Segoe UI" style:font-size-complex="10.5pt" fo:hyphenate="true" loext:hyphenation-no-caps="false"/>
    </style:style>
    <style:style style:name="P17" style:family="paragraph" style:parent-style-name="Normal">
      <loext:graphic-properties draw:fill="solid" draw:fill-color="#444654" draw:opacity="100%"/>
      <style:paragraph-properties fo:orphans="2" fo:widows="2" fo:hyphenation-ladder-count="no-limit" fo:background-color="#444654" fo:padding="0cm" fo:border="0.26pt solid #d9d9e3" style:shadow="non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1d5db" style:font-name="Segoe UI" fo:font-size="10.5pt" style:text-underline-style="none" style:letter-kerning="false" style:font-name-asian="Times New Roman" style:font-size-asian="10.5pt" style:font-name-complex="Segoe UI" style:font-size-complex="10.5pt" fo:hyphenate="true" loext:hyphenation-no-caps="false"/>
    </style:style>
    <style:style style:name="P18" style:family="paragraph" style:parent-style-name="Normal">
      <loext:graphic-properties draw:fill="solid" draw:fill-color="#444654" draw:opacity="100%"/>
      <style:paragraph-properties fo:orphans="2" fo:widows="2" fo:hyphenation-ladder-count="no-limit" fo:background-color="#444654" fo:padding="0cm" fo:border="0.26pt solid #d9d9e3" style:shadow="non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9" style:family="paragraph" style:parent-style-name="Normal">
      <loext:graphic-properties draw:fill="solid" draw:fill-color="#444654" draw:opacity="100%"/>
      <style:paragraph-properties fo:margin-top="0cm" fo:margin-bottom="0.529cm" loext:contextual-spacing="false" fo:orphans="2" fo:widows="2" fo:hyphenation-ladder-count="no-limit" fo:background-color="#444654" fo:padding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20" style:family="paragraph" style:parent-style-name="Normal">
      <loext:graphic-properties draw:fill="solid" draw:fill-color="#444654" draw:opacity="100%"/>
      <style:paragraph-properties fo:margin-top="0cm" fo:margin-bottom="0.529cm" loext:contextual-spacing="false" fo:orphans="2" fo:widows="2" fo:hyphenation-ladder-count="no-limit" fo:background-color="#444654" fo:padding="0cm" fo:border="0.26pt solid #d9d9e3" style:shadow="none" style:vertical-align="auto"/>
      <style:text-properties fo:hyphenate="true" loext:hyphenation-no-caps="false"/>
    </style:style>
    <style:style style:name="P21" style:family="paragraph" style:parent-style-name="Text_20_body">
      <style:text-properties style:font-size-complex="12pt"/>
    </style:style>
    <style:style style:name="P22" style:family="paragraph" style:parent-style-name="Text_20_body">
      <style:text-properties officeooo:rsid="0004234e" officeooo:paragraph-rsid="0004234e"/>
    </style:style>
    <style:style style:name="P23" style:family="paragraph" style:parent-style-name="Standard" style:master-page-name="MP0">
      <style:paragraph-properties style:page-number="auto" fo:break-before="page"/>
      <style:text-properties style:font-name="Arial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50%"/>
    </style:style>
    <style:style style:name="P25" style:family="paragraph" style:parent-style-name="Normal" style:list-style-name="L1">
      <loext:graphic-properties draw:fill="solid" draw:fill-color="#444654" draw:opacity="100%"/>
      <style:paragraph-properties fo:margin-left="0cm" fo:margin-right="0cm" fo:margin-top="0cm" fo:margin-bottom="0.529cm" loext:contextual-spacing="false" fo:orphans="2" fo:widows="2" fo:hyphenation-ladder-count="no-limit" fo:text-indent="0cm" style:auto-text-indent="false" fo:background-color="#444654" fo:padding="0cm" fo:border="0.26pt solid #d9d9e3" style:shadow="none" style:vertical-align="auto">
        <style:tab-stops/>
      </style:paragraph-properties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26" style:family="paragraph" style:parent-style-name="Normal" style:list-style-name="L1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27" style:family="paragraph" style:parent-style-name="Normal" style:list-style-name="L2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28" style:family="paragraph" style:parent-style-name="Normal" style:list-style-name="L3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29" style:family="paragraph" style:parent-style-name="Normal" style:list-style-name="L4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0" style:family="paragraph" style:parent-style-name="Normal" style:list-style-name="L5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1" style:family="paragraph" style:parent-style-name="Normal" style:list-style-name="L6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2" style:family="paragraph" style:parent-style-name="Normal" style:list-style-name="L7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3" style:family="paragraph" style:parent-style-name="Normal" style:list-style-name="L8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4" style:family="paragraph" style:parent-style-name="Normal" style:list-style-name="L9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5" style:family="paragraph" style:parent-style-name="Normal" style:list-style-name="L10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6" style:family="paragraph" style:parent-style-name="Normal" style:list-style-name="L11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7" style:family="paragraph" style:parent-style-name="Normal" style:list-style-name="L12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8" style:family="paragraph" style:parent-style-name="Normal" style:list-style-name="L13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39" style:family="paragraph" style:parent-style-name="Normal" style:list-style-name="L16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40" style:family="paragraph" style:parent-style-name="Normal" style:list-style-name="L17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41" style:family="paragraph" style:parent-style-name="Normal" style:list-style-name="L19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color="#d1d5db" style:font-name="Segoe UI" style:letter-kerning="false" style:font-name-asian="Times New Roman" style:font-name-complex="Segoe UI" fo:hyphenate="true" loext:hyphenation-no-caps="false"/>
    </style:style>
    <style:style style:name="P42" style:family="paragraph" style:parent-style-name="Normal" style:list-style-name="L14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hyphenate="true" loext:hyphenation-no-caps="false"/>
    </style:style>
    <style:style style:name="P43" style:family="paragraph" style:parent-style-name="Normal" style:list-style-name="L15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hyphenate="true" loext:hyphenation-no-caps="false"/>
    </style:style>
    <style:style style:name="P44" style:family="paragraph" style:parent-style-name="Normal" style:list-style-name="L18">
      <loext:graphic-properties draw:fill="solid" draw:fill-color="#444654" draw:opacity="100%"/>
      <style:paragraph-properties fo:orphans="2" fo:widows="2" fo:hyphenation-ladder-count="no-limit" fo:background-color="#444654" fo:padding-left="0.176cm" fo:padding-right="0cm" fo:padding-top="0cm" fo:padding-bottom="0cm" fo:border="0.26pt solid #d9d9e3" style:shadow="none" style:vertical-align="auto"/>
      <style:text-properties fo:hyphenate="true" loext:hyphenation-no-caps="false"/>
    </style:style>
    <style:style style:name="P45" style:family="paragraph" style:parent-style-name="Text_20_body">
      <style:paragraph-properties fo:margin-top="0cm" fo:margin-bottom="0.499cm" loext:contextual-spacing="false"/>
    </style:style>
    <style:style style:name="P46" style:family="paragraph" style:parent-style-name="Text_20_body">
      <style:paragraph-properties fo:margin-top="0cm" fo:margin-bottom="0.499cm" loext:contextual-spacing="false" fo:line-height="100%"/>
      <style:text-properties fo:color="#000000" style:font-size-complex="12pt"/>
    </style:style>
    <style:style style:name="T1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3" style:family="text"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officeooo:rsid="000603ab" style:font-size-asian="12pt" style:font-name-complex="Arial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officeooo:rsid="000603ab" style:font-name-asian="Times New Roman" style:font-size-asian="12pt" style:font-name-complex="Arial" style:font-size-complex="12pt"/>
    </style:style>
    <style:style style:name="T8" style:family="text">
      <style:text-properties fo:color="#800000" style:font-name="Arial" fo:font-size="12pt" fo:font-style="italic" style:font-size-asian="12pt" style:font-style-asian="italic" style:font-name-complex="Arial" style:font-size-complex="12pt" style:font-style-complex="italic"/>
    </style:style>
    <style:style style:name="T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 style:font-weight-complex="bold"/>
    </style:style>
    <style:style style:name="T11" style:family="text">
      <style:text-properties fo:color="#000000" style:font-size-complex="12pt"/>
    </style:style>
    <style:style style:name="T12" style:family="text">
      <style:text-properties fo:color="#6666ff" fo:font-style="italic" style:font-style-asian="italic" style:font-size-complex="12pt" style:font-style-complex="italic"/>
    </style:style>
    <style:style style:name="T13" style:family="text">
      <style:text-properties fo:color="#6666ff" fo:font-style="italic" officeooo:rsid="0004ba6a" style:font-style-asian="italic" style:font-size-complex="12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size-complex="12pt" style:font-weight-complex="bold"/>
    </style:style>
    <style:style style:name="T16" style:family="text">
      <style:text-properties fo:color="#ffffff" style:font-name="inherit" fo:font-size="10pt" style:letter-kerning="false" style:font-name-asian="Times New Roman" style:font-size-asian="10pt" style:font-name-complex="Courier New" style:font-size-complex="10pt"/>
    </style:style>
    <style:style style:name="T17" style:family="text">
      <style:text-properties fo:color="#ffffff" style:font-name="inherit" fo:font-size="10pt" fo:language="en" fo:country="US" style:letter-kerning="false" style:font-name-asian="Times New Roman" style:font-size-asian="10pt" style:font-name-complex="Courier New" style:font-size-complex="10pt"/>
    </style:style>
    <style:style style:name="T18" style:family="text">
      <style:text-properties fo:color="#d1d5db" style:font-name="Segoe UI" fo:font-size="10.5pt" style:letter-kerning="false" style:font-name-asian="Times New Roman" style:font-size-asian="10.5pt" style:font-name-complex="Segoe UI" style:font-size-complex="10.5pt"/>
    </style:style>
    <style:style style:name="T19" style:family="text">
      <style:text-properties fo:color="#d1d5db" style:font-name="Segoe UI" fo:font-size="10.5pt" fo:language="en" fo:country="US" style:letter-kerning="false" style:font-name-asian="Times New Roman" style:font-size-asian="10.5pt" style:font-name-complex="Segoe UI" style:font-size-complex="10.5pt"/>
    </style:style>
    <style:style style:name="T20" style:family="text">
      <style:text-properties fo:color="#d1d5db" style:font-name="Segoe UI" style:letter-kerning="false" style:font-name-asian="Times New Roman" style:font-name-complex="Segoe UI"/>
    </style:style>
    <style:style style:name="T21" style:family="text">
      <style:text-properties fo:color="#d1d5db" style:font-name="Ubuntu Mono" fo:font-size="10.5pt" fo:font-weight="bold" style:letter-kerning="false" style:font-name-asian="Times New Roman" style:font-size-asian="10.5pt" style:font-weight-asian="bold" style:font-name-complex="Courier New" style:font-size-complex="10.5pt" style:font-weight-complex="bold"/>
    </style:style>
    <style:style style:name="T22" style:family="text">
      <style:text-properties fo:color="#df3079" style:font-name="inherit" fo:font-size="10pt" style:letter-kerning="false" style:font-name-asian="Times New Roman" style:font-size-asian="10pt" style:font-name-complex="Courier New" style:font-size-complex="10pt"/>
    </style:style>
    <style:style style:name="T23" style:family="text">
      <style:text-properties fo:color="#e9950c" style:font-name="inherit" fo:font-size="10pt" style:letter-kerning="false" style:font-name-asian="Times New Roman" style:font-size-asian="10pt" style:font-name-complex="Courier New" style:font-size-complex="10pt"/>
    </style:style>
    <style:style style:name="T24" style:family="text">
      <style:text-properties style:font-size-complex="12pt"/>
    </style:style>
    <style:style style:name="T25" style:family="text">
      <style:text-properties officeooo:rsid="00051d79"/>
    </style:style>
    <style:style style:name="T26" style:family="text">
      <style:text-properties officeooo:rsid="000603a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>IMPLANTACIÓN DE SISTEMAS OPERATIVOS – 1º ASIR</text:p>
      <text:p text:style-name="P2"/>
      <text:p text:style-name="P3"><text:s/>2ª evaluación 2022-23 – Parte práctica Linux</text:p>
      <text:p text:style-name="P6"/>
      <text:p text:style-name="P11"><text:span text:style-name="Fuente_20_de_20_párrafo_20_predeter."><text:span text:style-name="T1">Instrucciones: </text:span></text:span><text:span text:style-name="Fuente_20_de_20_párrafo_20_predeter."><text:span text:style-name="T2">Rellenar este documento con las salidas de los comados ejecutados y/o capturas demostrativas y posteriormente subirlo al aula virtual.</text:span></text:span></text:p>
      <text:p text:style-name="P5"/>
      <text:p text:style-name="P12"><text:span text:style-name="Fuente_20_de_20_párrafo_20_predeter."><text:span text:style-name="T2">(Se realizará en la máquina virtual Debian 11 sin escritorio </text:span></text:span><text:span text:style-name="Fuente_20_de_20_párrafo_20_predeter."><text:span text:style-name="T8">realizando previamente una instantánea</text:span></text:span><text:span text:style-name="Fuente_20_de_20_párrafo_20_predeter."><text:span text:style-name="T2">)</text:span></text:span></text:p>
      <text:p text:style-name="P4"/>
      <text:p text:style-name="Text_20_body"><text:span text:style-name="Fuente_20_de_20_párrafo_20_predeter."><text:span text:style-name="T9">Ejercicio 1</text:span></text:span> (4 puntos) <text:span text:style-name="T25">en fstab solo foto</text:span></text:p>
      <text:p text:style-name="P14">Queremos disponer de un espacio de almacenamiento interno para una empresa de <text:s/>reparaciones en un disco independiente de 3GB (creado en Virtualbox).</text:p>
      <text:p text:style-name="P14"><text:span text:style-name="Fuente_20_de_20_párrafo_20_predeter."><text:span text:style-name="T11">Crear 4 particiones primarias formateadas respectivamente Ext3, ntfs, fat32, exfat <text:s text:c="2"/></text:span></text:span><text:span text:style-name="Fuente_20_de_20_párrafo_20_predeter."><text:span text:style-name="T12">(1 punto)</text:span></text:span></text:p>
      <text:p text:style-name="P14">La primera de 1GB aprox. Ext3 con tamaño de bloque 2048 y montada en <text:span text:style-name="Fuente_20_de_20_párrafo_20_predeter."><text:span text:style-name="T14">/tickets, </text:span></text:span><text:span text:style-name="Fuente_20_de_20_párrafo_20_predeter.">no se permitirá la ejecución de ficheros albergados en la misma.</text:span></text:p>
      <text:p text:style-name="P14">La segunda de 1GB aprox de tipo NTFS y montada en <text:span text:style-name="Fuente_20_de_20_párrafo_20_predeter."><text:span text:style-name="T14">/acabados </text:span></text:span>con las opciones por defecto. Las dos particiones restantes se formatearán en fat32 y exfat <text:s/>(aprox 500MB cada una) montándose en <text:span text:style-name="Fuente_20_de_20_párrafo_20_predeter."><text:span text:style-name="T14">/manuales</text:span></text:span> y <text:span text:style-name="Fuente_20_de_20_párrafo_20_predeter."><text:span text:style-name="T14">/reabiertas</text:span></text:span> <text:s/><text:span text:style-name="Fuente_20_de_20_párrafo_20_predeter."><text:span text:style-name="T12">(1 punto)</text:span></text:span></text:p>
      <text:p text:style-name="P14">Se configurará el sistema para se monten automáticamente <text:span text:style-name="Fuente_20_de_20_párrafo_20_predeter."><text:span text:style-name="T12">(1 punto)</text:span></text:span>. <text:span text:style-name="Fuente_20_de_20_párrafo_20_predeter."><text:span text:style-name="T12">(1 punto)</text:span></text:span></text:p>
      <text:list xml:id="list770322985" text:style-name="L1">
        <text:list-item>
          <text:p text:style-name="P25">Los comandos que se usarían en Linux para realizar este ejercicio serían los siguientes:</text:p>
        </text:list-item>
        <text:list-item>
          <text:p text:style-name="P26">Verificar la lista de discos disponibles en el sistema:</text:p>
        </text:list-item>
      </text:list>
      <text:p text:style-name="P17"/>
      <text:p text:style-name="P18"><text:span text:style-name="Default_20_Paragraph_20_Font"><text:span text:style-name="T16">sudo fdisk -l </text:span></text:span></text:p>
      <text:list xml:id="list1254985974" text:style-name="L2">
        <text:list-item>
          <text:p text:style-name="P27">Crear una partición primaria de 1GB para Ext3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fdisk /dev/sdb n (Crear una nueva partición) p (Crear una partición primaria) </text:span></text:span><text:span text:style-name="Default_20_Paragraph_20_Font"><text:span text:style-name="T22">1</text:span></text:span><text:span text:style-name="Default_20_Paragraph_20_Font"><text:span text:style-name="T16"> (Número de partición) +</text:span></text:span><text:span text:style-name="Default_20_Paragraph_20_Font"><text:span text:style-name="T22">1</text:span></text:span><text:span text:style-name="Default_20_Paragraph_20_Font"><text:span text:style-name="T16">G (Tamaño de la partición) t (Cambiar el tipo de partición) </text:span></text:span><text:span text:style-name="Default_20_Paragraph_20_Font"><text:span text:style-name="T22">83</text:span></text:span><text:span text:style-name="Default_20_Paragraph_20_Font"><text:span text:style-name="T16"> (Código para Ext3) w (Escribir los cambios en el disco) </text:span></text:span></text:p>
      <text:list xml:id="list4214353702" text:style-name="L3">
        <text:list-item>
          <text:p text:style-name="P28">Formatear la partición Ext3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7">sudo mkfs.ext3 -b 2048 /dev/sdb1 </text:span></text:span></text:p>
      <text:list xml:id="list3728679199" text:style-name="L4">
        <text:list-item>
          <text:p text:style-name="P29">Crear una partición primaria de 1GB para NTFS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fdisk /dev/sdb n (Crear una nueva partición) p (Crear una partición primaria) </text:span></text:span><text:span text:style-name="Default_20_Paragraph_20_Font"><text:span text:style-name="T22">2</text:span></text:span><text:span text:style-name="Default_20_Paragraph_20_Font"><text:span text:style-name="T16"> (Número de partición) +</text:span></text:span><text:span text:style-name="Default_20_Paragraph_20_Font"><text:span text:style-name="T22">1</text:span></text:span><text:span text:style-name="Default_20_Paragraph_20_Font"><text:span text:style-name="T16">G (Tamaño de la partición) t (Cambiar el tipo de partición) </text:span></text:span><text:span text:style-name="Default_20_Paragraph_20_Font"><text:span text:style-name="T22">7</text:span></text:span><text:span text:style-name="Default_20_Paragraph_20_Font"><text:span text:style-name="T16"> (Código para NTFS) w (Escribir los cambios en el disco) </text:span></text:span></text:p>
      <text:list xml:id="list1386539748" text:style-name="L5">
        <text:list-item>
          <text:p text:style-name="P30">Formatear la partición NTFS:</text:p>
        </text:list-item>
      </text:list>
      <text:p text:style-name="P18"><text:span text:style-name="Default_20_Paragraph_20_Font"><text:span text:style-name="T18">bashCopy code</text:span></text:span></text:p>
      <text:p text:style-name="P18"><text:span text:style-name="Default_20_Paragraph_20_Font"><text:span text:style-name="T16">sudo mkfs.ntfs /dev/sdb2 </text:span></text:span></text:p>
      <text:list xml:id="list1697651031" text:style-name="L6">
        <text:list-item>
          <text:p text:style-name="P31"><text:soft-page-break/>Crear una partición primaria de 500MB para FAT32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fdisk /dev/sdb n (Crear una nueva partición) p (Crear una partición primaria) </text:span></text:span><text:span text:style-name="Default_20_Paragraph_20_Font"><text:span text:style-name="T22">3</text:span></text:span><text:span text:style-name="Default_20_Paragraph_20_Font"><text:span text:style-name="T16"> (Número de partición) +</text:span></text:span><text:span text:style-name="Default_20_Paragraph_20_Font"><text:span text:style-name="T22">500</text:span></text:span><text:span text:style-name="Default_20_Paragraph_20_Font"><text:span text:style-name="T16">M (Tamaño de la partición) t (Cambiar el tipo de partición) c (Código para FAT32) w (Escribir los cambios en el disco) </text:span></text:span></text:p>
      <text:list xml:id="list1154288893" text:style-name="L7">
        <text:list-item>
          <text:p text:style-name="P32">Crear una partición primaria de 500MB para exFAT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fdisk /dev/sdb n (Crear una nueva partición) p (Crear una partición primaria) </text:span></text:span><text:span text:style-name="Default_20_Paragraph_20_Font"><text:span text:style-name="T22">4</text:span></text:span><text:span text:style-name="Default_20_Paragraph_20_Font"><text:span text:style-name="T16"> (Número de partición) +</text:span></text:span><text:span text:style-name="Default_20_Paragraph_20_Font"><text:span text:style-name="T22">500</text:span></text:span><text:span text:style-name="Default_20_Paragraph_20_Font"><text:span text:style-name="T16">M (Tamaño de la partición) t (Cambiar el tipo de partición) </text:span></text:span><text:span text:style-name="Default_20_Paragraph_20_Font"><text:span text:style-name="T22">7</text:span></text:span><text:span text:style-name="Default_20_Paragraph_20_Font"><text:span text:style-name="T16"> (Código para exFAT) w (Escribir los cambios en el disco) </text:span></text:span></text:p>
      <text:list xml:id="list4221220972" text:style-name="L8">
        <text:list-item>
          <text:p text:style-name="P33">Crear los directorios para montar las particiones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</text:span></text:span><text:span text:style-name="Default_20_Paragraph_20_Font"><text:span text:style-name="T23">mkdir</text:span></text:span><text:span text:style-name="Default_20_Paragraph_20_Font"><text:span text:style-name="T16"> /tickets /acabados /manuales /reabiertas </text:span></text:span></text:p>
      <text:list xml:id="list1881975394" text:style-name="L9">
        <text:list-item>
          <text:p text:style-name="P34">Agregar las siguientes líneas en el archivo /etc/fstab para que las particiones se monten automáticamente al inicio del sistema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/dev/sdb1 /tickets ext3 defaults,noexec 0 0 /dev/sdb2 /acabados ntfs defaults 0 0 /dev/sdb3 /manuales vfat defaults 0 0 /dev/sdb4 /reabiertas exfat defaults 0 0</text:span></text:span></text:p>
      <text:p text:style-name="P15"/>
      <text:p text:style-name="P19">Para crear los usuarios y establecer los permisos adecuados, los siguientes comandos pueden ser utilizados:</text:p>
      <text:list xml:id="list2681094616" text:style-name="L10">
        <text:list-item>
          <text:p text:style-name="P35">Crear el grupo primario avencorp:</text:p>
        </text:list-item>
      </text:list>
      <text:p text:style-name="P16"/>
      <text:p text:style-name="P18"><text:span text:style-name="Default_20_Paragraph_20_Font"><text:span text:style-name="T16">sudo groupadd avencorp </text:span></text:span></text:p>
      <text:list xml:id="list3104637727" text:style-name="L11">
        <text:list-item>
          <text:p text:style-name="P36">Crear los usuarios tecnico, sysadmin, consultor y responsable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useradd tecnico -m -s /bin/bash -G avencorp sudo useradd sysadmin -m -s /bin/bash -G avencorp sudo useradd consultor -m -s /bin/bash -G avencorp sudo useradd responsable -m -s /bin/bash -G avencorp </text:span></text:span></text:p>
      <text:list xml:id="list2212649225" text:style-name="L12">
        <text:list-item>
          <text:p text:style-name="P37">Establecer la propiedad y los permisos adecuados para las carpetas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</text:span></text:span><text:span text:style-name="Default_20_Paragraph_20_Font"><text:span text:style-name="T23">chown</text:span></text:span><text:span text:style-name="Default_20_Paragraph_20_Font"><text:span text:style-name="T16"> tecnico:avencorp /tickets sudo </text:span></text:span><text:span text:style-name="Default_20_Paragraph_20_Font"><text:span text:style-name="T23">chown</text:span></text:span><text:span text:style-name="Default_20_Paragraph_20_Font"><text:span text:style-name="T16"> sysadmin:avencorp /acabados sudo </text:span></text:span><text:span text:style-name="Default_20_Paragraph_20_Font"><text:span text:style-name="T23">chown</text:span></text:span><text:span text:style-name="Default_20_Paragraph_20_Font"><text:span text:style-name="T16"> consultor:avencorp /manuales sudo </text:span></text:span><text:span text:style-name="Default_20_Paragraph_20_Font"><text:span text:style-name="T23">chown</text:span></text:span><text:span text:style-name="Default_20_Paragraph_20_Font"><text:span text:style-name="T16"> responsable:avencorp /reabiertas sudo </text:span></text:span><text:span text:style-name="Default_20_Paragraph_20_Font"><text:span text:style-name="T23">chmod</text:span></text:span><text:span text:style-name="Default_20_Paragraph_20_Font"><text:span text:style-name="T16"> 770 /tickets sudo </text:span></text:span><text:span text:style-name="Default_20_Paragraph_20_Font"><text:span text:style-name="T23">chmod</text:span></text:span><text:span text:style-name="Default_20_Paragraph_20_Font"><text:span text:style-name="T16"> 770 /acabados sudo </text:span></text:span><text:span text:style-name="Default_20_Paragraph_20_Font"><text:span text:style-name="T23">chmod</text:span></text:span><text:span text:style-name="Default_20_Paragraph_20_Font"><text:span text:style-name="T16"> 770 /manuales sudo </text:span></text:span><text:span text:style-name="Default_20_Paragraph_20_Font"><text:span text:style-name="T23">chmod</text:span></text:span><text:span text:style-name="Default_20_Paragraph_20_Font"><text:span text:style-name="T16"> 770 /reabiertas </text:span></text:span></text:p>
      <text:list xml:id="list486654935" text:style-name="L13">
        <text:list-item>
          <text:p text:style-name="P38">Crear la subcarpeta recientes dentro de /tickets y establecer los permisos adecuados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</text:span></text:span><text:span text:style-name="Default_20_Paragraph_20_Font"><text:span text:style-name="T23">mkdir</text:span></text:span><text:span text:style-name="Default_20_Paragraph_20_Font"><text:span text:style-name="T16"> /tickets/recientes sudo </text:span></text:span><text:span text:style-name="Default_20_Paragraph_20_Font"><text:span text:style-name="T23">chown</text:span></text:span><text:span text:style-name="Default_20_Paragraph_20_Font"><text:span text:style-name="T16"> tecnico:avencorp /tickets/recientes sudo </text:span></text:span><text:span text:style-name="Default_20_Paragraph_20_Font"><text:span text:style-name="T23">chmod</text:span></text:span><text:span text:style-name="Default_20_Paragraph_20_Font"><text:span text:style-name="T16"> 770 /tickets/recientes</text:span></text:span></text:p>
      <text:p text:style-name="P15"/>
      <text:p text:style-name="P13"><text:span text:style-name="Fuente_20_de_20_párrafo_20_predeter."><text:span text:style-name="T9"/></text:span></text:p>
      <text:p text:style-name="P13"><text:span text:style-name="Fuente_20_de_20_párrafo_20_predeter."><text:span text:style-name="T9"/></text:span></text:p>
      <text:p text:style-name="P13"><text:span text:style-name="Fuente_20_de_20_párrafo_20_predeter."><text:span text:style-name="T9"/></text:span></text:p>
      <text:p text:style-name="P13"><text:span text:style-name="Fuente_20_de_20_párrafo_20_predeter."><text:span text:style-name="T9"/></text:span></text:p>
      <text:p text:style-name="P13"><text:span text:style-name="Fuente_20_de_20_párrafo_20_predeter."><text:span text:style-name="T9"/></text:span></text:p>
      <text:p text:style-name="P13"><text:soft-page-break/><text:span text:style-name="Fuente_20_de_20_párrafo_20_predeter."><text:span text:style-name="T9">Ejercicio 2</text:span></text:span> (2 puntos)</text:p>
      <text:p text:style-name="P13"><text:span text:style-name="Fuente_20_de_20_párrafo_20_predeter."><text:span text:style-name="T24">En Linux crear un volumen de 200MB de tamaño con 2 discos en mirror (crearlos en Virtualbox) utilizando mdadm </text:span></text:span><text:span text:style-name="Fuente_20_de_20_párrafo_20_predeter."><text:span text:style-name="T12">(1 punto)</text:span></text:span><text:span text:style-name="Fuente_20_de_20_párrafo_20_predeter."><text:span text:style-name="T24">. Formatearlo ext2, montarlo en /mnt/espejo <text:s/></text:span></text:span><text:span text:style-name="Fuente_20_de_20_párrafo_20_predeter."><text:span text:style-name="T12">(1 punto)</text:span></text:span><text:span text:style-name="Fuente_20_de_20_párrafo_20_predeter."><text:span text:style-name="T15">.</text:span></text:span></text:p>
      <text:p text:style-name="P20"><text:span text:style-name="Default_20_Paragraph_20_Font"><text:span text:style-name="T20">Para crear un volumen de 200MB de tamaño con 2 discos en espejo y formatearlo como ext2, y montarlo en </text:span></text:span><text:span text:style-name="Default_20_Paragraph_20_Font"><text:span text:style-name="T21">/mnt/espejo</text:span></text:span><text:span text:style-name="Default_20_Paragraph_20_Font"><text:span text:style-name="T20">, se pueden utilizar los siguientes comandos:</text:span></text:span></text:p>
      <text:list xml:id="list3953947003" text:style-name="L14">
        <text:list-item>
          <text:p text:style-name="P42"><text:span text:style-name="Default_20_Paragraph_20_Font"><text:span text:style-name="T20">Crear los dos discos en mirror utilizando </text:span></text:span><text:span text:style-name="Default_20_Paragraph_20_Font"><text:span text:style-name="T21">mdadm</text:span></text:span><text:span text:style-name="Default_20_Paragraph_20_Font"><text:span text:style-name="T20">:</text:span></text:span></text:p>
        </text:list-item>
      </text:list>
      <text:p text:style-name="P18"><text:span text:style-name="Default_20_Paragraph_20_Font"><text:span text:style-name="T19"/></text:span></text:p>
      <text:p text:style-name="P18"><text:span text:style-name="Default_20_Paragraph_20_Font"><text:span text:style-name="T17">sudo mdadm --create /dev/md0 --level=mirror --raid-devices=2 /dev/sdb /dev/sdc </text:span></text:span></text:p>
      <text:list xml:id="list357447422" text:style-name="L15">
        <text:list-item>
          <text:p text:style-name="P43"><text:span text:style-name="Default_20_Paragraph_20_Font"><text:span text:style-name="T20">Verificar el estado de la creación del mirror con </text:span></text:span><text:span text:style-name="Default_20_Paragraph_20_Font"><text:span text:style-name="T21">mdadm</text:span></text:span><text:span text:style-name="Default_20_Paragraph_20_Font"><text:span text:style-name="T20">:</text:span></text:span>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mdadm --detail /dev/md0 </text:span></text:span></text:p>
      <text:list xml:id="list2742445920" text:style-name="L16">
        <text:list-item>
          <text:p text:style-name="P39">Formatear el volumen como ext2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mkfs.ext2 /dev/md0 </text:span></text:span></text:p>
      <text:list xml:id="list1741244210" text:style-name="L17">
        <text:list-item>
          <text:p text:style-name="P40">Crear un punto de montaje para el volumen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16">sudo </text:span></text:span><text:span text:style-name="Default_20_Paragraph_20_Font"><text:span text:style-name="T23">mkdir</text:span></text:span><text:span text:style-name="Default_20_Paragraph_20_Font"><text:span text:style-name="T16"> /mnt/espejo </text:span></text:span></text:p>
      <text:list xml:id="list2814647664" text:style-name="L18">
        <text:list-item>
          <text:p text:style-name="P44"><text:span text:style-name="Default_20_Paragraph_20_Font"><text:span text:style-name="T20">Montar el volumen en el punto de montaje </text:span></text:span><text:span text:style-name="Default_20_Paragraph_20_Font"><text:span text:style-name="T21">/mnt/espejo</text:span></text:span><text:span text:style-name="Default_20_Paragraph_20_Font"><text:span text:style-name="T20">:</text:span></text:span></text:p>
        </text:list-item>
      </text:list>
      <text:p text:style-name="P18"><text:span text:style-name="Default_20_Paragraph_20_Font"><text:span text:style-name="T19"/></text:span></text:p>
      <text:p text:style-name="P18"><text:span text:style-name="Default_20_Paragraph_20_Font"><text:span text:style-name="T17">sudo mount /dev/md0 /mnt/espejo </text:span></text:span></text:p>
      <text:list xml:id="list166711925" text:style-name="L19">
        <text:list-item>
          <text:p text:style-name="P41">Verificar que el volumen se ha montado correctamente:</text:p>
        </text:list-item>
      </text:list>
      <text:p text:style-name="P18"><text:span text:style-name="Default_20_Paragraph_20_Font"><text:span text:style-name="T18"/></text:span></text:p>
      <text:p text:style-name="P18"><text:span text:style-name="Default_20_Paragraph_20_Font"><text:span text:style-name="T23">df</text:span></text:span><text:span text:style-name="Default_20_Paragraph_20_Font"><text:span text:style-name="T16"> -h</text:span></text:span></text:p>
      <text:p text:style-name="P13"/>
      <text:p text:style-name="Text_20_body"><text:span text:style-name="Fuente_20_de_20_párrafo_20_predeter."><text:span text:style-name="T10">Ejercicio 3 </text:span></text:span><text:span text:style-name="Fuente_20_de_20_párrafo_20_predeter."><text:span text:style-name="T24">(1 punto)</text:span></text:span></text:p>
      <text:p text:style-name="P21"/>
      <text:p text:style-name="Text_20_body"><text:span text:style-name="Fuente_20_de_20_párrafo_20_predeter.">Monta la imagen examen.iso en Virtualbox y saca una copia exacta en la home de alumno llamada ejercicio3.iso</text:span></text:p>
      <text:p text:style-name="Text_20_body"/>
      <text:p text:style-name="P22">mount examen.iso</text:p>
      <text:p text:style-name="Text_20_body">cp /dev/cdrom /home/alumno/ejercicio3.iso</text:p>
      <text:p text:style-name="P7"/>
      <text:p text:style-name="P11"><text:span text:style-name="Fuente_20_de_20_párrafo_20_predeter."><text:span text:style-name="T3">Ejercicio <text:s/>4</text:span></text:span><text:span text:style-name="Fuente_20_de_20_párrafo_20_predeter."><text:span text:style-name="T4"> (1 punto)</text:span></text:span></text:p>
      <text:p text:style-name="P11"/>
      <text:p text:style-name="P7">Haz que el usuario alumno pueda ejecutar el programa dmidecode como si fuera root. Haz captura demostrativa de haberlo ejecutado como alumno proporcionando toda la información.</text:p>
      <text:p text:style-name="P7">ls -l /usr/sbin/dmidecode</text:p>
      <text:p text:style-name="P7"><text:soft-page-break/>sudo chmod u+s /usr/sbin/dmidecode</text:p>
      <text:p text:style-name="P8"/>
      <text:p text:style-name="P9"/>
      <text:p text:style-name="P7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Fuente_20_de_20_párrafo_20_predeter."><text:span text:style-name="T3">Ejercicio 5</text:span></text:span><text:span text:style-name="Fuente_20_de_20_párrafo_20_predeter."><text:span text:style-name="T4"> (1 punto)</text:span></text:span></text:p>
      <text:p text:style-name="P7"/>
      <text:p text:style-name="P11"><text:span text:style-name="Fuente_20_de_20_párrafo_20_predeter."><text:span text:style-name="T4">Crear un enlace simbólico llamado </text:span></text:span><text:span text:style-name="Fuente_20_de_20_párrafo_20_predeter."><text:span text:style-name="T6">red</text:span></text:span><text:span text:style-name="Fuente_20_de_20_párrafo_20_predeter."><text:span text:style-name="T4"> en el directorio home del usuario tecnico hacia el fichero</text:span></text:span><text:span text:style-name="Fuente_20_de_20_párrafo_20_predeter."><text:span text:style-name="T6"> /</text:span></text:span><text:span text:style-name="Fuente_20_de_20_párrafo_20_predeter."><text:span text:style-name="T1">etc/network</text:span></text:span></text:p>
      <text:p text:style-name="P7"/>
      <text:p text:style-name="P11"><text:span text:style-name="Fuente_20_de_20_párrafo_20_predeter."><text:span text:style-name="T4">ln -s /etc/network /home/tecnico/red</text:span></text:span></text:p>
      <text:p text:style-name="P11"/>
      <text:p text:style-name="P11"><text:span text:style-name="Fuente_20_de_20_párrafo_20_predeter."><text:span text:style-name="T3">Ejercicio 6</text:span></text:span><text:span text:style-name="Fuente_20_de_20_párrafo_20_predeter."><text:span text:style-name="T4"> (1 punto)</text:span></text:span></text:p>
      <text:p text:style-name="P7"/>
      <text:p text:style-name="P7">Chequear el filesystem montado en /tickets</text:p>
      <text:p text:style-name="P11"><text:span text:style-name="T4">sudo </text:span><text:span text:style-name="T7">umount</text:span><text:span text:style-name="T4"> /tickets</text:span></text:p>
      <text:p text:style-name="P7">sudo fsck /dev/sda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herit" svg:font-family="inherit" style:font-family-generic="roman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Ubuntu Mono" svg:font-family="'Ubuntu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line-height="150%" fo:text-align="justify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150%" fo:text-align="center" style:justify-single-word="false" fo:hyphenation-ladder-count="no-limit" fo:text-indent="1.249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 loext:hyphenation-no-caps="false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true" loext:hyphenation-no-caps="false"/>
    </style:style>
    <style:style style:name="Subtitle" style:family="paragraph" style:parent-style-name="Heading" style:next-style-name="Text_20_body" style:class="chapter">
      <style:paragraph-properties fo:hyphenation-ladder-count="no-limit"/>
      <style:text-properties fo:font-style="italic" style:font-style-asian="italic" style:font-style-complex="italic" fo:hyphenate="true" loext:hyphenation-no-caps="false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line-height="150%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line-height="150%" fo:text-align="justify" style:justify-single-word="false" fo:hyphenation-ladder-count="no-limit" fo:text-indent="1.249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independiente_20_3" style:display-name="Texto independiente 3" style:family="paragraph" style:parent-style-name="Standard">
      <style:paragraph-properties fo:line-height="150%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tru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tru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ljs-built_5f_in" style:display-name="hljs-built_in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fo:color="#808080" style:font-name="Arial" fo:font-size="9pt" style:font-size-asian="9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01cm" fo:margin-bottom="1.27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Imagen1" text:anchor-type="paragraph" svg:x="-1.425cm" svg:y="-1.214cm" svg:width="7.438cm" style:rel-width="scale" svg:height="2.058cm" style:rel-height="scale" draw:z-index="7"><draw:image xlink:href="Pictures/100002010000019C000000720F55F4997F7163B1.png" xlink:type="simple" xlink:show="embed" xlink:actuate="onLoad" loext:mime-type="image/png"/></draw:frame><draw:frame draw:style-name="Mfr1" draw:name="Imagen2" text:anchor-type="paragraph" svg:x="11.617cm" svg:y="-1.388cm" svg:width="6.565cm" style:rel-width="scale" svg:height="2.309cm" style:rel-height="scale" draw:z-index="3"><draw:image xlink:href="Pictures/1000000000000500000001C27FDD084A7FE1D35A.jpg" xlink:type="simple" xlink:show="embed" xlink:actuate="onLoad" loext:mime-type="image/jpeg"/></draw:frame><text:s text:c="2"/></text:p>
        <text:p text:style-name="Standard"/>
        <text:p text:style-name="MP1"><text:s text:c="2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NSTITUTO DE EDUCACIÓN SECUNDARIA</dc:title>
    <meta:initial-creator>IES Luis Braille</meta:initial-creator>
    <meta:creation-date>2006-09-20T23:01:00Z</meta:creation-date>
    <dc:date>2023-04-25T12:13:57.594521751</dc:date>
    <meta:print-date>2009-09-25T08:23:00Z</meta:print-date>
    <meta:editing-cycles>451</meta:editing-cycles>
    <meta:editing-duration>PT11H4M28S</meta:editing-duration>
    <meta:document-statistic meta:table-count="0" meta:image-count="2" meta:object-count="0" meta:page-count="4" meta:paragraph-count="71" meta:word-count="840" meta:character-count="5403" meta:non-whitespace-character-count="4604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"/>
  </office:meta>
</office:document-meta>
</file>